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4B0000005591CE3E686.png"/>
  <manifest:file-entry manifest:media-type="image/png" manifest:full-path="Pictures/10000000000000200000002000309F1C.png"/>
  <manifest:file-entry manifest:media-type="image/png" manifest:full-path="Pictures/100000000000004B00000078CA777260.png"/>
  <manifest:file-entry manifest:media-type="image/png" manifest:full-path="Pictures/10000000000001680000013D923C35A5.png"/>
  <manifest:file-entry manifest:media-type="image/png" manifest:full-path="Pictures/10000000000000D7000000EA67235645.png"/>
  <manifest:file-entry manifest:media-type="image/png" manifest:full-path="Pictures/100000000000015B0000015A31D05F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draw:marker-start-width="0.457cm" draw:marker-end="Arrow" draw:marker-end-width="0.61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4" style:family="graphic" style:parent-style-name="standard">
      <style:graphic-properties svg:stroke-width="0.102cm" draw:marker-start="Arrow" draw:marker-start-width="0.61cm" draw:marker-end="Arrow" draw:marker-end-width="0.61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3">
          <draw:custom-shape draw:style-name="gr1" draw:text-style-name="P1" draw:layer="layout" svg:width="4.445cm" svg:height="4.445cm" svg:x="21.32cm" svg:y="3.8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3.81cm" svg:height="3.785cm" svg:x="21.637cm" svg:y="4.188cm">
            <draw:image xlink:href="Pictures/100000000000015B0000015A31D05F10.png" xlink:type="simple" xlink:show="embed" xlink:actuate="onLoad">
              <text:p/>
            </draw:image>
          </draw:frame>
        </draw:g>
        <draw:g draw:id="id1">
          <draw:custom-shape draw:style-name="gr1" draw:text-style-name="P1" draw:layer="layout" svg:width="3.175cm" svg:height="4.445cm" svg:x="2.905cm" svg:y="3.8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1.983cm" svg:height="3.174cm" svg:x="3.501cm" svg:y="4.493cm">
            <draw:image xlink:href="Pictures/100000000000004B00000078CA777260.png" xlink:type="simple" xlink:show="embed" xlink:actuate="onLoad">
              <text:p/>
            </draw:image>
          </draw:frame>
        </draw:g>
        <draw:g draw:id="id5">
          <draw:frame draw:style-name="gr2" draw:text-style-name="P1" draw:layer="layout" svg:width="3.81cm" svg:height="3.175cm" svg:x="16.24cm" svg:y="12.99cm">
            <draw:image xlink:href="Pictures/10000000000001680000013D923C35A5.png" xlink:type="simple" xlink:show="embed" xlink:actuate="onLoad">
              <text:p/>
            </draw:image>
          </draw:frame>
          <draw:custom-shape draw:style-name="gr1" draw:text-style-name="P1" draw:layer="layout" svg:width="5.08cm" svg:height="4.445cm" svg:x="15.605cm" svg:y="12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2">
          <draw:g>
            <draw:frame draw:style-name="gr2" draw:text-style-name="P1" draw:layer="layout" svg:width="5.55cm" svg:height="5.729cm" svg:x="10.925cm" svg:y="3.216cm">
              <draw:image xlink:href="Pictures/10000000000004B0000005591CE3E686.png" xlink:type="simple" xlink:show="embed" xlink:actuate="onLoad">
                <text:p/>
              </draw:image>
            </draw:frame>
            <draw:custom-shape draw:style-name="gr1" draw:text-style-name="P1" draw:layer="layout" svg:width="6.35cm" svg:height="6.35cm" svg:x="10.525cm" svg:y="2.9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id="id4">
          <draw:custom-shape draw:style-name="gr1" draw:text-style-name="P1" draw:layer="layout" svg:width="5.08cm" svg:height="4.445cm" svg:x="6.715cm" svg:y="12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" draw:layer="layout" svg:width="2.984cm" svg:height="3.475cm" svg:x="7.763cm" svg:y="12.84cm">
            <draw:image xlink:href="Pictures/10000000000000D7000000EA67235645.png" xlink:type="simple" xlink:show="embed" xlink:actuate="onLoad">
              <text:p/>
            </draw:image>
          </draw:frame>
        </draw:g>
        <draw:connector draw:style-name="gr3" draw:text-style-name="P1" draw:layer="layout" draw:type="line" svg:x1="6.08cm" svg:y1="6.08cm" svg:x2="10.525cm" svg:y2="6.08cm" draw:start-shape="id1" draw:end-shape="id2" draw:end-glue-point="3" svg:d="m6080 6080h4445">
          <text:p text:style-name="P1">walking</text:p>
          <text:p text:style-name="P1">120 seconds</text:p>
        </draw:connector>
        <draw:connector draw:style-name="gr3" draw:text-style-name="P1" draw:layer="layout" draw:type="line" svg:x1="16.875cm" svg:y1="6.08cm" svg:x2="21.32cm" svg:y2="6.08cm" draw:start-shape="id2" draw:end-shape="id3" svg:d="m16875 6080h4445">
          <text:p text:style-name="P1">waiting</text:p>
          <text:p text:style-name="P1">30 seconds</text:p>
        </draw:connector>
        <draw:connector draw:style-name="gr4" draw:text-style-name="P1" draw:layer="layout" draw:type="line" svg:x1="9.255cm" svg:y1="12.355cm" svg:x2="13.7cm" svg:y2="9.255cm" draw:start-shape="id4" draw:start-glue-point="0" draw:end-shape="id2" svg:d="m9255 12355 4445-3100">
          <text:p/>
        </draw:connector>
        <draw:connector draw:style-name="gr4" draw:text-style-name="P1" draw:layer="layout" draw:type="line" svg:x1="13.7cm" svg:y1="9.255cm" svg:x2="18.145cm" svg:y2="12.355cm" draw:start-shape="id2" draw:start-glue-point="2" draw:end-shape="id5" draw:end-glue-point="0" svg:d="m13700 9255 4445 3100">
          <text:p/>
        </draw:connector>
        <draw:frame draw:style-name="gr5" draw:layer="layout" svg:width="3.81cm" svg:height="1.673cm" svg:x="7.35cm" svg:y="16.875cm">
          <draw:text-box>
            <text:p>refill water</text:p>
            <text:p>120 / 10</text:p>
          </draw:text-box>
        </draw:frame>
        <draw:frame draw:style-name="gr5" draw:layer="layout" svg:width="3.81cm" svg:height="1.673cm" svg:x="16.35cm" svg:y="16.876cm">
          <draw:text-box>
            <text:p>refill beams</text:p>
            <text:p>120 / 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 draw:start-line-spacing-horizontal="2.54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mlet D'Arcy</meta:initial-creator>
    <meta:creation-date>2010-10-03T20:02:34</meta:creation-date>
    <dc:date>2010-10-09T11:54:46</dc:date>
    <dc:creator>Hamlet D'Arcy</dc:creator>
    <meta:editing-duration>PT00H19M53S</meta:editing-duration>
    <meta:editing-cycles>4</meta:editing-cycles>
    <meta:generator>OpenOffice.org/3.2$Unix OpenOffice.org_project/320m12$Build-9483</meta:generator>
    <meta:document-statistic meta:object-count="22"/>
  </office:meta>
</office:document-meta>
</file>